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office:automatic-styles>
  <office:body>
    <office:text>
      <text:p text:style-name="Text_20_body">On the other hand, the figure of the travelling salesman – a popular type in Southern humour<text:note text:id="ftn0" text:note-class="footnote"><text:note-citation>1</text:note-citation><text:note-body><text:p text:style-name="Footnote">Cf. Richard Gray, Southern Aberrations: Writers of the American South and the Problems of Regionalism (Baton Rouge: Lousiana State University Press, 2000), 408.</text:p></text:note-body></text:note> and in this tale the devilish and unexpected agent of grace – prefigures a more sinister kind of monster: the sexual fetishist and psychopath, obsessed with the female body and with collecting women’s prosthetic or non-prosthetic parts. In fact, this mysterious stranger, caller and visitor, recurrently found in literature and film, typifies sexual aggression and also the figure of Death, and anticipates characters like Arnold Friend in Joyce Carol Oates’s well-known story “Where Are You Going, Where Have You Been” (1966). It is worth pointing out that the psychopath in Oates’s text, Arnold Friend, is based on a real one, Charles Schmid, also known as “The Pied Piper of Tucson,” charged with the rape and murder of three young women in the mid nineteen sixties.</text:p>
      <text:p text:style-name="Text_20_body">Last but not least, O’Connor’s first novel, Wise Blood (1952) – probably “O’Connor’s most interesting and challenging text”<text:note text:id="ftn1" text:note-class="footnote"><text:note-citation>2</text:note-citation><text:note-body><text:p text:style-name="Footnote">Marshall Bruce Gentry, Flannery O’Connor’s Religion of the Grotesque (Jackson: University Press of Mississippi, 1986), 119.</text:p></text:note-body></text:note> – deserves analysis, since it brilliantly epitomizes the characteristics of Southern Gothic: violence, religious fundamentalism, the grotesque, and the figure of the freak. As Margaret Earley Whitt remarks, the first reviewers of Wise Blood were quick to notice that its characters “were beyond strange.” The New York Times Book Review said about them: “they seem not to belong to the human race at all.” Other journals highlighted the novel’s “oddness,” its “strange, predatory people,” and “its insane world, peopled by monsters and submen.”<text:note text:id="ftn2" text:note-class="footnote"><text:note-citation>3</text:note-citation><text:note-body><text:p text:style-name="Footnote">Margaret Earley Whitt, Understanding Flannery O’Connor (Columbia: University of South Carolina Press, 1995), 15.</text:p></text:note-body></text:note></text:p>
      <text:p text:style-name="Text_20_body">The novel’s plot explores the divergent quest for meaning performed by two young men in a post-war Southern town. The central character, Hazel Motes, recently discharged from service in the Second Word War, returns to the South to meet his family. As he finds no relatives and his home in ruins, he takes a train to the city, where inspired by a street preacher and the memories of his own grandfather – a wandering preacher who had Jesus “hidden in his head like a stinger” <text:note text:id="ftn3" text:note-class="footnote"><text:note-citation>4</text:note-citation><text:note-body><text:p text:style-name="Footnote">Flannery O’Connor, Wise Blood [1952] (London: Faber and Faber, 1996), 11, further references in the text abbreviated as WB.</text:p></text:note-body></text:note> – he creates his own church: the Church Without Christ. Most likely, the traumas inflicted by the war have turned his innate religiosity into a monstrous obsession, since, as the narrator remarks in the first chapter, Hazel “knew by the time he was twelve years old that he was going to be a preacher” (WB, 13). This is the furious way Hazel describes his anti-Christian Church:</text:p>
      <text:p text:style-name="P1">“Well, I preach the Church Without Christ. I’m member and preacher to that church where the blind don’t see and the lame don’t walk and what’s dead stays that way. [. . .]. I’m going to preach there was no Fall because there was nothing to fall from and no Redemption because there was no Fall and no Judgment because there wasn’t the first two. Nothing matters but that Jesus was a liar.” (WB, 70–71)</text:p>
      <text:p text:style-name="Horizontal_20_Line"/>
      <text:p text:style-name="First_20_paragraph">Not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